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]+[.I3]" office:value-type="float" office:value="101" calcext:value-type="float">
            <text:p>101</text:p>
          </table:table-cell>
          <table:table-cell table:formula="of:=[.B2]+[.J3]" office:value-type="float" office:value="100" calcext:value-type="float">
            <text:p>100</text:p>
          </table:table-cell>
          <table:table-cell table:formula="of:=[.C2]+[.K3]" office:value-type="float" office:value="99" calcext:value-type="float">
            <text:p>99</text:p>
          </table:table-cell>
          <table:table-cell table:formula="of:=[.D2]+[.L3]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formula="of:=[.E2]/100" office:value-type="float" office:value="0.01" calcext:value-type="float">
            <text:p>0,01</text:p>
          </table:table-cell>
          <table:table-cell table:formula="of:=[.G2]+[.O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table:formula="of:=[.A3]+[.I4]" office:value-type="float" office:value="106" calcext:value-type="float">
            <text:p>106</text:p>
          </table:table-cell>
          <table:table-cell table:formula="of:=[.B3]+[.J4]" office:value-type="float" office:value="100" calcext:value-type="float">
            <text:p>100</text:p>
          </table:table-cell>
          <table:table-cell table:formula="of:=[.C3]+[.K4]" office:value-type="float" office:value="97" calcext:value-type="float">
            <text:p>97</text:p>
          </table:table-cell>
          <table:table-cell table:formula="of:=[.D3]+[.L4]"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table:formula="of:=[.E3]/100" office:value-type="float" office:value="0.01" calcext:value-type="float">
            <text:p>0,01</text:p>
          </table:table-cell>
          <table:table-cell table:formula="of:=[.G3]+[.O4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]+[.I5]" office:value-type="float" office:value="107" calcext:value-type="float">
            <text:p>107</text:p>
          </table:table-cell>
          <table:table-cell table:formula="of:=[.B4]+[.J5]" office:value-type="float" office:value="100" calcext:value-type="float">
            <text:p>100</text:p>
          </table:table-cell>
          <table:table-cell table:formula="of:=[.C4]+[.K5]" office:value-type="float" office:value="99" calcext:value-type="float">
            <text:p>99</text:p>
          </table:table-cell>
          <table:table-cell table:formula="of:=[.D4]+[.L5]" office:value-type="float" office:value="0.29" calcext:value-type="float">
            <text:p>0,29</text:p>
          </table:table-cell>
          <table:table-cell office:value-type="float" office:value="7" calcext:value-type="float">
            <text:p>7</text:p>
          </table:table-cell>
          <table:table-cell table:formula="of:=[.E4]/100" office:value-type="float" office:value="0.01" calcext:value-type="float">
            <text:p>0,01</text:p>
          </table:table-cell>
          <table:table-cell table:formula="of:=[.G4]+[.O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table:formula="of:=[.A5]+[.I6]" office:value-type="float" office:value="107" calcext:value-type="float">
            <text:p>107</text:p>
          </table:table-cell>
          <table:table-cell table:formula="of:=[.B5]+[.J6]" office:value-type="float" office:value="100" calcext:value-type="float">
            <text:p>100</text:p>
          </table:table-cell>
          <table:table-cell table:formula="of:=[.C5]+[.K6]" office:value-type="float" office:value="97" calcext:value-type="float">
            <text:p>97</text:p>
          </table:table-cell>
          <table:table-cell table:formula="of:=[.D5]+[.L6]" office:value-type="float" office:value="0.37" calcext:value-type="float">
            <text:p>0,37</text:p>
          </table:table-cell>
          <table:table-cell office:value-type="float" office:value="9" calcext:value-type="float">
            <text:p>9</text:p>
          </table:table-cell>
          <table:table-cell table:formula="of:=[.E5]/100" office:value-type="float" office:value="0.07" calcext:value-type="float">
            <text:p>0,07</text:p>
          </table:table-cell>
          <table:table-cell table:formula="of:=[.G5]+[.O6]" office:value-type="float" office:value="0" calcext:value-type="float">
            <text:p>0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table:formula="of:=[.A6]+[.I7]" office:value-type="float" office:value="107" calcext:value-type="float">
            <text:p>107</text:p>
          </table:table-cell>
          <table:table-cell table:formula="of:=[.B6]+[.J7]" office:value-type="float" office:value="100" calcext:value-type="float">
            <text:p>100</text:p>
          </table:table-cell>
          <table:table-cell table:formula="of:=[.C6]+[.K7]" office:value-type="float" office:value="97" calcext:value-type="float">
            <text:p>97</text:p>
          </table:table-cell>
          <table:table-cell table:formula="of:=[.D6]+[.L7]" office:value-type="float" office:value="0.37" calcext:value-type="float">
            <text:p>0,37</text:p>
          </table:table-cell>
          <table:table-cell office:value-type="float" office:value="12" calcext:value-type="float">
            <text:p>12</text:p>
          </table:table-cell>
          <table:table-cell table:formula="of:=[.E6]/100" office:value-type="float" office:value="0.09" calcext:value-type="float">
            <text:p>0,09</text:p>
          </table:table-cell>
          <table:table-cell table:formula="of:=[.G6]+[.O7]" office:value-type="float" office:value="0" calcext:value-type="float">
            <text:p>0</text:p>
          </table:table-cell>
          <table:table-cell office:value-type="string" calcext:value-type="string">
            <text:p>SKIPPED</text:p>
          </table:table-cell>
          <table:table-cell table:number-columns-repeated="6"/>
        </table:table-row>
        <table:table-row table:style-name="ro1">
          <table:table-cell table:formula="of:=[.A7]+[.I8]" office:value-type="float" office:value="108" calcext:value-type="float">
            <text:p>108</text:p>
          </table:table-cell>
          <table:table-cell table:formula="of:=[.B7]+[.J8]" office:value-type="float" office:value="100" calcext:value-type="float">
            <text:p>100</text:p>
          </table:table-cell>
          <table:table-cell table:formula="of:=[.C7]+[.K8]" office:value-type="float" office:value="95" calcext:value-type="float">
            <text:p>95</text:p>
          </table:table-cell>
          <table:table-cell table:formula="of:=[.D7]+[.L8]" office:value-type="float" office:value="0.37" calcext:value-type="float">
            <text:p>0,37</text:p>
          </table:table-cell>
          <table:table-cell office:value-type="float" office:value="16" calcext:value-type="float">
            <text:p>16</text:p>
          </table:table-cell>
          <table:table-cell table:formula="of:=[.E7]/100" office:value-type="float" office:value="0.12" calcext:value-type="float">
            <text:p>0,12</text:p>
          </table:table-cell>
          <table:table-cell table:formula="of:=[.G7]+[.O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formula="of:=[.A8]+[.I9]" office:value-type="float" office:value="108" calcext:value-type="float">
            <text:p>108</text:p>
          </table:table-cell>
          <table:table-cell table:formula="of:=[.B8]+[.J9]" office:value-type="float" office:value="100" calcext:value-type="float">
            <text:p>100</text:p>
          </table:table-cell>
          <table:table-cell table:formula="of:=[.C8]+[.K9]" office:value-type="float" office:value="95" calcext:value-type="float">
            <text:p>95</text:p>
          </table:table-cell>
          <table:table-cell table:formula="of:=[.D8]+[.L9]" office:value-type="float" office:value="0.37" calcext:value-type="float">
            <text:p>0,37</text:p>
          </table:table-cell>
          <table:table-cell office:value-type="float" office:value="22" calcext:value-type="float">
            <text:p>22</text:p>
          </table:table-cell>
          <table:table-cell table:formula="of:=[.E8]/100" office:value-type="float" office:value="0.16" calcext:value-type="float">
            <text:p>0,16</text:p>
          </table:table-cell>
          <table:table-cell table:formula="of:=[.G8]+[.O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9]+[.I10]" office:value-type="float" office:value="108" calcext:value-type="float">
            <text:p>108</text:p>
          </table:table-cell>
          <table:table-cell table:formula="of:=[.B9]+[.J10]" office:value-type="float" office:value="100" calcext:value-type="float">
            <text:p>100</text:p>
          </table:table-cell>
          <table:table-cell table:formula="of:=[.C9]+[.K10]" office:value-type="float" office:value="95" calcext:value-type="float">
            <text:p>95</text:p>
          </table:table-cell>
          <table:table-cell table:formula="of:=[.D9]+[.L10]" office:value-type="float" office:value="0.42" calcext:value-type="float">
            <text:p>0,42</text:p>
          </table:table-cell>
          <table:table-cell office:value-type="float" office:value="30" calcext:value-type="float">
            <text:p>30</text:p>
          </table:table-cell>
          <table:table-cell table:formula="of:=[.E9]/100" office:value-type="float" office:value="0.22" calcext:value-type="float">
            <text:p>0,22</text:p>
          </table:table-cell>
          <table:table-cell table:formula="of:=[.G9]+[.O10]" office:value-type="float" office:value="0" calcext:value-type="float">
            <text:p>0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]+[.I11]" office:value-type="float" office:value="110" calcext:value-type="float">
            <text:p>110</text:p>
          </table:table-cell>
          <table:table-cell table:formula="of:=[.B10]+[.J11]" office:value-type="float" office:value="99" calcext:value-type="float">
            <text:p>99</text:p>
          </table:table-cell>
          <table:table-cell table:formula="of:=[.C10]+[.K11]" office:value-type="float" office:value="98" calcext:value-type="float">
            <text:p>98</text:p>
          </table:table-cell>
          <table:table-cell table:formula="of:=[.D10]+[.L11]" office:value-type="float" office:value="0.42" calcext:value-type="float">
            <text:p>0,42</text:p>
          </table:table-cell>
          <table:table-cell office:value-type="float" office:value="51" calcext:value-type="float">
            <text:p>51</text:p>
          </table:table-cell>
          <table:table-cell table:formula="of:=[.E10]/100" office:value-type="float" office:value="0.3" calcext:value-type="float">
            <text:p>0,3</text:p>
          </table:table-cell>
          <table:table-cell table:formula="of:=[.G10]+[.O11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]+[.I12]" office:value-type="float" office:value="111" calcext:value-type="float">
            <text:p>111</text:p>
          </table:table-cell>
          <table:table-cell table:formula="of:=[.B11]+[.J12]" office:value-type="float" office:value="99" calcext:value-type="float">
            <text:p>99</text:p>
          </table:table-cell>
          <table:table-cell table:formula="of:=[.C11]+[.K12]" office:value-type="float" office:value="97" calcext:value-type="float">
            <text:p>97</text:p>
          </table:table-cell>
          <table:table-cell table:formula="of:=[.D11]+[.L12]" office:value-type="float" office:value="0.43" calcext:value-type="float">
            <text:p>0,43</text:p>
          </table:table-cell>
          <table:table-cell office:value-type="float" office:value="78" calcext:value-type="float">
            <text:p>78</text:p>
          </table:table-cell>
          <table:table-cell table:formula="of:=[.E11]/100" office:value-type="float" office:value="0.51" calcext:value-type="float">
            <text:p>0,51</text:p>
          </table:table-cell>
          <table:table-cell table:formula="of:=[.G11]+[.O1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]+[.I13]" office:value-type="float" office:value="109" calcext:value-type="float">
            <text:p>109</text:p>
          </table:table-cell>
          <table:table-cell table:formula="of:=[.B12]+[.J13]" office:value-type="float" office:value="99" calcext:value-type="float">
            <text:p>99</text:p>
          </table:table-cell>
          <table:table-cell table:formula="of:=[.C12]+[.K13]" office:value-type="float" office:value="98" calcext:value-type="float">
            <text:p>98</text:p>
          </table:table-cell>
          <table:table-cell table:formula="of:=[.D12]+[.L13]" office:value-type="float" office:value="0.37" calcext:value-type="float">
            <text:p>0,37</text:p>
          </table:table-cell>
          <table:table-cell office:value-type="float" office:value="115" calcext:value-type="float">
            <text:p>115</text:p>
          </table:table-cell>
          <table:table-cell table:formula="of:=[.E12]/100" office:value-type="float" office:value="0.78" calcext:value-type="float">
            <text:p>0,78</text:p>
          </table:table-cell>
          <table:table-cell table:formula="of:=[.G12]+[.O13]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table:formula="of:=[.A13]+[.I14]" office:value-type="float" office:value="109" calcext:value-type="float">
            <text:p>109</text:p>
          </table:table-cell>
          <table:table-cell table:formula="of:=[.B13]+[.J14]" office:value-type="float" office:value="99" calcext:value-type="float">
            <text:p>99</text:p>
          </table:table-cell>
          <table:table-cell table:formula="of:=[.C13]+[.K14]" office:value-type="float" office:value="98" calcext:value-type="float">
            <text:p>98</text:p>
          </table:table-cell>
          <table:table-cell table:formula="of:=[.D13]+[.L14]" office:value-type="float" office:value="0.37" calcext:value-type="float">
            <text:p>0,37</text:p>
          </table:table-cell>
          <table:table-cell office:value-type="float" office:value="157" calcext:value-type="float">
            <text:p>157</text:p>
          </table:table-cell>
          <table:table-cell table:formula="of:=[.E13]/100" office:value-type="float" office:value="1.15" calcext:value-type="float">
            <text:p>1,15</text:p>
          </table:table-cell>
          <table:table-cell table:formula="of:=[.G13]+[.O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4]+[.I15]" office:value-type="float" office:value="109" calcext:value-type="float">
            <text:p>109</text:p>
          </table:table-cell>
          <table:table-cell table:formula="of:=[.B14]+[.J15]" office:value-type="float" office:value="99" calcext:value-type="float">
            <text:p>99</text:p>
          </table:table-cell>
          <table:table-cell table:formula="of:=[.C14]+[.K15]" office:value-type="float" office:value="98" calcext:value-type="float">
            <text:p>98</text:p>
          </table:table-cell>
          <table:table-cell table:formula="of:=[.D14]+[.L15]" office:value-type="float" office:value="0.37" calcext:value-type="float">
            <text:p>0,37</text:p>
          </table:table-cell>
          <table:table-cell table:formula="of:=[.E14]*(1+[.D14])+[.N14]" office:value-type="float" office:value="215.09" calcext:value-type="float">
            <text:p>215,09</text:p>
          </table:table-cell>
          <table:table-cell table:formula="of:=[.E14]/100" office:value-type="float" office:value="1.57" calcext:value-type="float">
            <text:p>1,57</text:p>
          </table:table-cell>
          <table:table-cell table:formula="of:=[.G14]+[.O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5]+[.I16]" office:value-type="float" office:value="109" calcext:value-type="float">
            <text:p>109</text:p>
          </table:table-cell>
          <table:table-cell table:formula="of:=[.B15]+[.J16]" office:value-type="float" office:value="99" calcext:value-type="float">
            <text:p>99</text:p>
          </table:table-cell>
          <table:table-cell table:formula="of:=[.C15]+[.K16]" office:value-type="float" office:value="98" calcext:value-type="float">
            <text:p>98</text:p>
          </table:table-cell>
          <table:table-cell table:formula="of:=[.D15]+[.L16]" office:value-type="float" office:value="0.37" calcext:value-type="float">
            <text:p>0,37</text:p>
          </table:table-cell>
          <table:table-cell table:formula="of:=[.E15]*(1+[.D15])+[.N15]" office:value-type="float" office:value="294.6733" calcext:value-type="float">
            <text:p>294,6733</text:p>
          </table:table-cell>
          <table:table-cell table:formula="of:=[.E15]/100" office:value-type="float" office:value="2.1509" calcext:value-type="float">
            <text:p>2,1509</text:p>
          </table:table-cell>
          <table:table-cell table:formula="of:=[.G15]+[.O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6]+[.I17]" office:value-type="float" office:value="109" calcext:value-type="float">
            <text:p>109</text:p>
          </table:table-cell>
          <table:table-cell table:formula="of:=[.B16]+[.J17]" office:value-type="float" office:value="99" calcext:value-type="float">
            <text:p>99</text:p>
          </table:table-cell>
          <table:table-cell table:formula="of:=[.C16]+[.K17]" office:value-type="float" office:value="98" calcext:value-type="float">
            <text:p>98</text:p>
          </table:table-cell>
          <table:table-cell table:formula="of:=[.D16]+[.L17]" office:value-type="float" office:value="0.37" calcext:value-type="float">
            <text:p>0,37</text:p>
          </table:table-cell>
          <table:table-cell table:formula="of:=[.E16]*(1+[.D16])+[.N16]" office:value-type="float" office:value="403.702421" calcext:value-type="float">
            <text:p>403,702421</text:p>
          </table:table-cell>
          <table:table-cell table:formula="of:=[.E16]/100" office:value-type="float" office:value="2.946733" calcext:value-type="float">
            <text:p>2,946733</text:p>
          </table:table-cell>
          <table:table-cell table:formula="of:=[.G16]+[.O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7]+[.I18]" office:value-type="float" office:value="109" calcext:value-type="float">
            <text:p>109</text:p>
          </table:table-cell>
          <table:table-cell table:formula="of:=[.B17]+[.J18]" office:value-type="float" office:value="99" calcext:value-type="float">
            <text:p>99</text:p>
          </table:table-cell>
          <table:table-cell table:formula="of:=[.C17]+[.K18]" office:value-type="float" office:value="98" calcext:value-type="float">
            <text:p>98</text:p>
          </table:table-cell>
          <table:table-cell table:formula="of:=[.D17]+[.L18]" office:value-type="float" office:value="0.37" calcext:value-type="float">
            <text:p>0,37</text:p>
          </table:table-cell>
          <table:table-cell table:formula="of:=[.E17]*(1+[.D17])+[.N17]" office:value-type="float" office:value="553.07231677" calcext:value-type="float">
            <text:p>553,07231677</text:p>
          </table:table-cell>
          <table:table-cell table:formula="of:=[.E17]/100" office:value-type="float" office:value="4.03702421" calcext:value-type="float">
            <text:p>4,03702421</text:p>
          </table:table-cell>
          <table:table-cell table:formula="of:=[.G17]+[.O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8]+[.I19]" office:value-type="float" office:value="109" calcext:value-type="float">
            <text:p>109</text:p>
          </table:table-cell>
          <table:table-cell table:formula="of:=[.B18]+[.J19]" office:value-type="float" office:value="99" calcext:value-type="float">
            <text:p>99</text:p>
          </table:table-cell>
          <table:table-cell table:formula="of:=[.C18]+[.K19]" office:value-type="float" office:value="98" calcext:value-type="float">
            <text:p>98</text:p>
          </table:table-cell>
          <table:table-cell table:formula="of:=[.D18]+[.L19]" office:value-type="float" office:value="0.37" calcext:value-type="float">
            <text:p>0,37</text:p>
          </table:table-cell>
          <table:table-cell table:formula="of:=[.E18]*(1+[.D18])+[.N18]" office:value-type="float" office:value="757.7090739749" calcext:value-type="float">
            <text:p>757,7090739749</text:p>
          </table:table-cell>
          <table:table-cell table:formula="of:=[.E18]/100" office:value-type="float" office:value="5.5307231677" calcext:value-type="float">
            <text:p>5,5307231677</text:p>
          </table:table-cell>
          <table:table-cell table:formula="of:=[.G18]+[.O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19]+[.I20]" office:value-type="float" office:value="109" calcext:value-type="float">
            <text:p>109</text:p>
          </table:table-cell>
          <table:table-cell table:formula="of:=[.B19]+[.J20]" office:value-type="float" office:value="99" calcext:value-type="float">
            <text:p>99</text:p>
          </table:table-cell>
          <table:table-cell table:formula="of:=[.C19]+[.K20]" office:value-type="float" office:value="98" calcext:value-type="float">
            <text:p>98</text:p>
          </table:table-cell>
          <table:table-cell table:formula="of:=[.D19]+[.L20]" office:value-type="float" office:value="0.37" calcext:value-type="float">
            <text:p>0,37</text:p>
          </table:table-cell>
          <table:table-cell table:formula="of:=[.E19]*(1+[.D19])+[.N19]" office:value-type="float" office:value="1038.06143134561" calcext:value-type="float">
            <text:p>1038,06143134561</text:p>
          </table:table-cell>
          <table:table-cell table:formula="of:=[.E19]/100" office:value-type="float" office:value="7.577090739749" calcext:value-type="float">
            <text:p>7,577090739749</text:p>
          </table:table-cell>
          <table:table-cell table:formula="of:=[.G19]+[.O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0]+[.I21]" office:value-type="float" office:value="109" calcext:value-type="float">
            <text:p>109</text:p>
          </table:table-cell>
          <table:table-cell table:formula="of:=[.B20]+[.J21]" office:value-type="float" office:value="99" calcext:value-type="float">
            <text:p>99</text:p>
          </table:table-cell>
          <table:table-cell table:formula="of:=[.C20]+[.K21]" office:value-type="float" office:value="98" calcext:value-type="float">
            <text:p>98</text:p>
          </table:table-cell>
          <table:table-cell table:formula="of:=[.D20]+[.L21]" office:value-type="float" office:value="0.37" calcext:value-type="float">
            <text:p>0,37</text:p>
          </table:table-cell>
          <table:table-cell table:formula="of:=[.E20]*(1+[.D20])+[.N20]" office:value-type="float" office:value="1422.14416094349" calcext:value-type="float">
            <text:p>1422,14416094349</text:p>
          </table:table-cell>
          <table:table-cell table:formula="of:=[.E20]/100" office:value-type="float" office:value="10.3806143134561" calcext:value-type="float">
            <text:p>10,3806143134561</text:p>
          </table:table-cell>
          <table:table-cell table:formula="of:=[.G20]+[.O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1]+[.I22]" office:value-type="float" office:value="109" calcext:value-type="float">
            <text:p>109</text:p>
          </table:table-cell>
          <table:table-cell table:formula="of:=[.B21]+[.J22]" office:value-type="float" office:value="99" calcext:value-type="float">
            <text:p>99</text:p>
          </table:table-cell>
          <table:table-cell table:formula="of:=[.C21]+[.K22]" office:value-type="float" office:value="98" calcext:value-type="float">
            <text:p>98</text:p>
          </table:table-cell>
          <table:table-cell table:formula="of:=[.D21]+[.L22]" office:value-type="float" office:value="0.37" calcext:value-type="float">
            <text:p>0,37</text:p>
          </table:table-cell>
          <table:table-cell table:formula="of:=[.E21]*(1+[.D21])+[.N21]" office:value-type="float" office:value="1948.33750049258" calcext:value-type="float">
            <text:p>1948,33750049258</text:p>
          </table:table-cell>
          <table:table-cell table:formula="of:=[.E21]/100" office:value-type="float" office:value="14.2214416094349" calcext:value-type="float">
            <text:p>14,2214416094349</text:p>
          </table:table-cell>
          <table:table-cell table:formula="of:=[.G21]+[.O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2]+[.I23]" office:value-type="float" office:value="109" calcext:value-type="float">
            <text:p>109</text:p>
          </table:table-cell>
          <table:table-cell table:formula="of:=[.B22]+[.J23]" office:value-type="float" office:value="99" calcext:value-type="float">
            <text:p>99</text:p>
          </table:table-cell>
          <table:table-cell table:formula="of:=[.C22]+[.K23]" office:value-type="float" office:value="98" calcext:value-type="float">
            <text:p>98</text:p>
          </table:table-cell>
          <table:table-cell table:formula="of:=[.D22]+[.L23]" office:value-type="float" office:value="0.37" calcext:value-type="float">
            <text:p>0,37</text:p>
          </table:table-cell>
          <table:table-cell table:formula="of:=[.E22]*(1+[.D22])+[.N22]" office:value-type="float" office:value="2669.22237567484" calcext:value-type="float">
            <text:p>2669,22237567484</text:p>
          </table:table-cell>
          <table:table-cell table:formula="of:=[.E22]/100" office:value-type="float" office:value="19.4833750049258" calcext:value-type="float">
            <text:p>19,4833750049258</text:p>
          </table:table-cell>
          <table:table-cell table:formula="of:=[.G22]+[.O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3]+[.I24]" office:value-type="float" office:value="109" calcext:value-type="float">
            <text:p>109</text:p>
          </table:table-cell>
          <table:table-cell table:formula="of:=[.B23]+[.J24]" office:value-type="float" office:value="99" calcext:value-type="float">
            <text:p>99</text:p>
          </table:table-cell>
          <table:table-cell table:formula="of:=[.C23]+[.K24]" office:value-type="float" office:value="98" calcext:value-type="float">
            <text:p>98</text:p>
          </table:table-cell>
          <table:table-cell table:formula="of:=[.D23]+[.L24]" office:value-type="float" office:value="0.37" calcext:value-type="float">
            <text:p>0,37</text:p>
          </table:table-cell>
          <table:table-cell table:formula="of:=[.E23]*(1+[.D23])+[.N23]" office:value-type="float" office:value="3656.83465467453" calcext:value-type="float">
            <text:p>3656,83465467453</text:p>
          </table:table-cell>
          <table:table-cell table:formula="of:=[.E23]/100" office:value-type="float" office:value="26.6922237567484" calcext:value-type="float">
            <text:p>26,6922237567484</text:p>
          </table:table-cell>
          <table:table-cell table:formula="of:=[.G23]+[.O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4]+[.I25]" office:value-type="float" office:value="109" calcext:value-type="float">
            <text:p>109</text:p>
          </table:table-cell>
          <table:table-cell table:formula="of:=[.B24]+[.J25]" office:value-type="float" office:value="99" calcext:value-type="float">
            <text:p>99</text:p>
          </table:table-cell>
          <table:table-cell table:formula="of:=[.C24]+[.K25]" office:value-type="float" office:value="98" calcext:value-type="float">
            <text:p>98</text:p>
          </table:table-cell>
          <table:table-cell table:formula="of:=[.D24]+[.L25]" office:value-type="float" office:value="0.37" calcext:value-type="float">
            <text:p>0,37</text:p>
          </table:table-cell>
          <table:table-cell table:formula="of:=[.E24]*(1+[.D24])+[.N24]" office:value-type="float" office:value="5009.8634769041" calcext:value-type="float">
            <text:p>5009,8634769041</text:p>
          </table:table-cell>
          <table:table-cell table:formula="of:=[.E24]/100" office:value-type="float" office:value="36.5683465467453" calcext:value-type="float">
            <text:p>36,5683465467453</text:p>
          </table:table-cell>
          <table:table-cell table:formula="of:=[.G24]+[.O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5]+[.I26]" office:value-type="float" office:value="109" calcext:value-type="float">
            <text:p>109</text:p>
          </table:table-cell>
          <table:table-cell table:formula="of:=[.B25]+[.J26]" office:value-type="float" office:value="99" calcext:value-type="float">
            <text:p>99</text:p>
          </table:table-cell>
          <table:table-cell table:formula="of:=[.C25]+[.K26]" office:value-type="float" office:value="98" calcext:value-type="float">
            <text:p>98</text:p>
          </table:table-cell>
          <table:table-cell table:formula="of:=[.D25]+[.L26]" office:value-type="float" office:value="0.37" calcext:value-type="float">
            <text:p>0,37</text:p>
          </table:table-cell>
          <table:table-cell table:formula="of:=[.E25]*(1+[.D25])+[.N25]" office:value-type="float" office:value="6863.51296335862" calcext:value-type="float">
            <text:p>6863,51296335862</text:p>
          </table:table-cell>
          <table:table-cell table:formula="of:=[.E25]/100" office:value-type="float" office:value="50.098634769041" calcext:value-type="float">
            <text:p>50,098634769041</text:p>
          </table:table-cell>
          <table:table-cell table:formula="of:=[.G25]+[.O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6]+[.I27]" office:value-type="float" office:value="109" calcext:value-type="float">
            <text:p>109</text:p>
          </table:table-cell>
          <table:table-cell table:formula="of:=[.B26]+[.J27]" office:value-type="float" office:value="99" calcext:value-type="float">
            <text:p>99</text:p>
          </table:table-cell>
          <table:table-cell table:formula="of:=[.C26]+[.K27]" office:value-type="float" office:value="98" calcext:value-type="float">
            <text:p>98</text:p>
          </table:table-cell>
          <table:table-cell table:formula="of:=[.D26]+[.L27]" office:value-type="float" office:value="0.37" calcext:value-type="float">
            <text:p>0,37</text:p>
          </table:table-cell>
          <table:table-cell table:formula="of:=[.E26]*(1+[.D26])+[.N26]" office:value-type="float" office:value="9403.01275980132" calcext:value-type="float">
            <text:p>9403,01275980132</text:p>
          </table:table-cell>
          <table:table-cell table:formula="of:=[.E26]/100" office:value-type="float" office:value="68.6351296335862" calcext:value-type="float">
            <text:p>68,6351296335862</text:p>
          </table:table-cell>
          <table:table-cell table:formula="of:=[.G26]+[.O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7]+[.I28]" office:value-type="float" office:value="109" calcext:value-type="float">
            <text:p>109</text:p>
          </table:table-cell>
          <table:table-cell table:formula="of:=[.B27]+[.J28]" office:value-type="float" office:value="99" calcext:value-type="float">
            <text:p>99</text:p>
          </table:table-cell>
          <table:table-cell table:formula="of:=[.C27]+[.K28]" office:value-type="float" office:value="98" calcext:value-type="float">
            <text:p>98</text:p>
          </table:table-cell>
          <table:table-cell table:formula="of:=[.D27]+[.L28]" office:value-type="float" office:value="0.37" calcext:value-type="float">
            <text:p>0,37</text:p>
          </table:table-cell>
          <table:table-cell table:formula="of:=[.E27]*(1+[.D27])+[.N27]" office:value-type="float" office:value="12882.1274809278" calcext:value-type="float">
            <text:p>12882,1274809278</text:p>
          </table:table-cell>
          <table:table-cell table:formula="of:=[.E27]/100" office:value-type="float" office:value="94.0301275980132" calcext:value-type="float">
            <text:p>94,0301275980132</text:p>
          </table:table-cell>
          <table:table-cell table:formula="of:=[.G27]+[.O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8]+[.I29]" office:value-type="float" office:value="109" calcext:value-type="float">
            <text:p>109</text:p>
          </table:table-cell>
          <table:table-cell table:formula="of:=[.B28]+[.J29]" office:value-type="float" office:value="99" calcext:value-type="float">
            <text:p>99</text:p>
          </table:table-cell>
          <table:table-cell table:formula="of:=[.C28]+[.K29]" office:value-type="float" office:value="98" calcext:value-type="float">
            <text:p>98</text:p>
          </table:table-cell>
          <table:table-cell table:formula="of:=[.D28]+[.L29]" office:value-type="float" office:value="0.37" calcext:value-type="float">
            <text:p>0,37</text:p>
          </table:table-cell>
          <table:table-cell table:formula="of:=[.E28]*(1+[.D28])+[.N28]" office:value-type="float" office:value="17648.5146488711" calcext:value-type="float">
            <text:p>17648,5146488711</text:p>
          </table:table-cell>
          <table:table-cell table:formula="of:=[.E28]/100" office:value-type="float" office:value="128.821274809278" calcext:value-type="float">
            <text:p>128,821274809278</text:p>
          </table:table-cell>
          <table:table-cell table:formula="of:=[.G28]+[.O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29]+[.I30]" office:value-type="float" office:value="109" calcext:value-type="float">
            <text:p>109</text:p>
          </table:table-cell>
          <table:table-cell table:formula="of:=[.B29]+[.J30]" office:value-type="float" office:value="99" calcext:value-type="float">
            <text:p>99</text:p>
          </table:table-cell>
          <table:table-cell table:formula="of:=[.C29]+[.K30]" office:value-type="float" office:value="98" calcext:value-type="float">
            <text:p>98</text:p>
          </table:table-cell>
          <table:table-cell table:formula="of:=[.D29]+[.L30]" office:value-type="float" office:value="0.37" calcext:value-type="float">
            <text:p>0,37</text:p>
          </table:table-cell>
          <table:table-cell table:formula="of:=[.E29]*(1+[.D29])+[.N29]" office:value-type="float" office:value="24178.4650689534" calcext:value-type="float">
            <text:p>24178,4650689534</text:p>
          </table:table-cell>
          <table:table-cell table:formula="of:=[.E29]/100" office:value-type="float" office:value="176.485146488711" calcext:value-type="float">
            <text:p>176,485146488711</text:p>
          </table:table-cell>
          <table:table-cell table:formula="of:=[.G29]+[.O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0]+[.I31]" office:value-type="float" office:value="109" calcext:value-type="float">
            <text:p>109</text:p>
          </table:table-cell>
          <table:table-cell table:formula="of:=[.B30]+[.J31]" office:value-type="float" office:value="99" calcext:value-type="float">
            <text:p>99</text:p>
          </table:table-cell>
          <table:table-cell table:formula="of:=[.C30]+[.K31]" office:value-type="float" office:value="98" calcext:value-type="float">
            <text:p>98</text:p>
          </table:table-cell>
          <table:table-cell table:formula="of:=[.D30]+[.L31]" office:value-type="float" office:value="0.37" calcext:value-type="float">
            <text:p>0,37</text:p>
          </table:table-cell>
          <table:table-cell table:formula="of:=[.E30]*(1+[.D30])+[.N30]" office:value-type="float" office:value="33124.4971444662" calcext:value-type="float">
            <text:p>33124,4971444662</text:p>
          </table:table-cell>
          <table:table-cell table:formula="of:=[.E30]/100" office:value-type="float" office:value="241.784650689534" calcext:value-type="float">
            <text:p>241,784650689534</text:p>
          </table:table-cell>
          <table:table-cell table:formula="of:=[.G30]+[.O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1]+[.I32]" office:value-type="float" office:value="109" calcext:value-type="float">
            <text:p>109</text:p>
          </table:table-cell>
          <table:table-cell table:formula="of:=[.B31]+[.J32]" office:value-type="float" office:value="99" calcext:value-type="float">
            <text:p>99</text:p>
          </table:table-cell>
          <table:table-cell table:formula="of:=[.C31]+[.K32]" office:value-type="float" office:value="98" calcext:value-type="float">
            <text:p>98</text:p>
          </table:table-cell>
          <table:table-cell table:formula="of:=[.D31]+[.L32]" office:value-type="float" office:value="0.37" calcext:value-type="float">
            <text:p>0,37</text:p>
          </table:table-cell>
          <table:table-cell table:formula="of:=[.E31]*(1+[.D31])+[.N31]" office:value-type="float" office:value="45380.5610879186" calcext:value-type="float">
            <text:p>45380,5610879186</text:p>
          </table:table-cell>
          <table:table-cell table:formula="of:=[.E31]/100" office:value-type="float" office:value="331.244971444661" calcext:value-type="float">
            <text:p>331,244971444661</text:p>
          </table:table-cell>
          <table:table-cell table:formula="of:=[.G31]+[.O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2]+[.I33]" office:value-type="float" office:value="109" calcext:value-type="float">
            <text:p>109</text:p>
          </table:table-cell>
          <table:table-cell table:formula="of:=[.B32]+[.J33]" office:value-type="float" office:value="99" calcext:value-type="float">
            <text:p>99</text:p>
          </table:table-cell>
          <table:table-cell table:formula="of:=[.C32]+[.K33]" office:value-type="float" office:value="98" calcext:value-type="float">
            <text:p>98</text:p>
          </table:table-cell>
          <table:table-cell table:formula="of:=[.D32]+[.L33]" office:value-type="float" office:value="0.37" calcext:value-type="float">
            <text:p>0,37</text:p>
          </table:table-cell>
          <table:table-cell table:formula="of:=[.E32]*(1+[.D32])+[.N32]" office:value-type="float" office:value="62171.3686904485" calcext:value-type="float">
            <text:p>62171,3686904485</text:p>
          </table:table-cell>
          <table:table-cell table:formula="of:=[.E32]/100" office:value-type="float" office:value="453.805610879186" calcext:value-type="float">
            <text:p>453,805610879186</text:p>
          </table:table-cell>
          <table:table-cell table:formula="of:=[.G32]+[.O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3]+[.I34]" office:value-type="float" office:value="109" calcext:value-type="float">
            <text:p>109</text:p>
          </table:table-cell>
          <table:table-cell table:formula="of:=[.B33]+[.J34]" office:value-type="float" office:value="99" calcext:value-type="float">
            <text:p>99</text:p>
          </table:table-cell>
          <table:table-cell table:formula="of:=[.C33]+[.K34]" office:value-type="float" office:value="98" calcext:value-type="float">
            <text:p>98</text:p>
          </table:table-cell>
          <table:table-cell table:formula="of:=[.D33]+[.L34]" office:value-type="float" office:value="0.37" calcext:value-type="float">
            <text:p>0,37</text:p>
          </table:table-cell>
          <table:table-cell table:formula="of:=[.E33]*(1+[.D33])+[.N33]" office:value-type="float" office:value="85174.7751059145" calcext:value-type="float">
            <text:p>85174,7751059145</text:p>
          </table:table-cell>
          <table:table-cell table:formula="of:=[.E33]/100" office:value-type="float" office:value="621.713686904485" calcext:value-type="float">
            <text:p>621,713686904485</text:p>
          </table:table-cell>
          <table:table-cell table:formula="of:=[.G33]+[.O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4]+[.I35]" office:value-type="float" office:value="109" calcext:value-type="float">
            <text:p>109</text:p>
          </table:table-cell>
          <table:table-cell table:formula="of:=[.B34]+[.J35]" office:value-type="float" office:value="99" calcext:value-type="float">
            <text:p>99</text:p>
          </table:table-cell>
          <table:table-cell table:formula="of:=[.C34]+[.K35]" office:value-type="float" office:value="98" calcext:value-type="float">
            <text:p>98</text:p>
          </table:table-cell>
          <table:table-cell table:formula="of:=[.D34]+[.L35]" office:value-type="float" office:value="0.37" calcext:value-type="float">
            <text:p>0,37</text:p>
          </table:table-cell>
          <table:table-cell table:formula="of:=[.E34]*(1+[.D34])+[.N34]" office:value-type="float" office:value="116689.441895103" calcext:value-type="float">
            <text:p>116689,441895103</text:p>
          </table:table-cell>
          <table:table-cell table:formula="of:=[.E34]/100" office:value-type="float" office:value="851.747751059145" calcext:value-type="float">
            <text:p>851,747751059145</text:p>
          </table:table-cell>
          <table:table-cell table:formula="of:=[.G34]+[.O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5]+[.I36]" office:value-type="float" office:value="109" calcext:value-type="float">
            <text:p>109</text:p>
          </table:table-cell>
          <table:table-cell table:formula="of:=[.B35]+[.J36]" office:value-type="float" office:value="99" calcext:value-type="float">
            <text:p>99</text:p>
          </table:table-cell>
          <table:table-cell table:formula="of:=[.C35]+[.K36]" office:value-type="float" office:value="98" calcext:value-type="float">
            <text:p>98</text:p>
          </table:table-cell>
          <table:table-cell table:formula="of:=[.D35]+[.L36]" office:value-type="float" office:value="0.37" calcext:value-type="float">
            <text:p>0,37</text:p>
          </table:table-cell>
          <table:table-cell table:formula="of:=[.E35]*(1+[.D35])+[.N35]" office:value-type="float" office:value="159864.535396291" calcext:value-type="float">
            <text:p>159864,535396291</text:p>
          </table:table-cell>
          <table:table-cell table:formula="of:=[.E35]/100" office:value-type="float" office:value="1166.89441895103" calcext:value-type="float">
            <text:p>1166,89441895103</text:p>
          </table:table-cell>
          <table:table-cell table:formula="of:=[.G35]+[.O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6]+[.I37]" office:value-type="float" office:value="109" calcext:value-type="float">
            <text:p>109</text:p>
          </table:table-cell>
          <table:table-cell table:formula="of:=[.B36]+[.J37]" office:value-type="float" office:value="99" calcext:value-type="float">
            <text:p>99</text:p>
          </table:table-cell>
          <table:table-cell table:formula="of:=[.C36]+[.K37]" office:value-type="float" office:value="98" calcext:value-type="float">
            <text:p>98</text:p>
          </table:table-cell>
          <table:table-cell table:formula="of:=[.D36]+[.L37]" office:value-type="float" office:value="0.37" calcext:value-type="float">
            <text:p>0,37</text:p>
          </table:table-cell>
          <table:table-cell table:formula="of:=[.E36]*(1+[.D36])+[.N36]" office:value-type="float" office:value="219014.413492919" calcext:value-type="float">
            <text:p>219014,413492919</text:p>
          </table:table-cell>
          <table:table-cell table:formula="of:=[.E36]/100" office:value-type="float" office:value="1598.64535396291" calcext:value-type="float">
            <text:p>1598,64535396291</text:p>
          </table:table-cell>
          <table:table-cell table:formula="of:=[.G36]+[.O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7]+[.I38]" office:value-type="float" office:value="109" calcext:value-type="float">
            <text:p>109</text:p>
          </table:table-cell>
          <table:table-cell table:formula="of:=[.B37]+[.J38]" office:value-type="float" office:value="99" calcext:value-type="float">
            <text:p>99</text:p>
          </table:table-cell>
          <table:table-cell table:formula="of:=[.C37]+[.K38]" office:value-type="float" office:value="98" calcext:value-type="float">
            <text:p>98</text:p>
          </table:table-cell>
          <table:table-cell table:formula="of:=[.D37]+[.L38]" office:value-type="float" office:value="0.37" calcext:value-type="float">
            <text:p>0,37</text:p>
          </table:table-cell>
          <table:table-cell table:formula="of:=[.E37]*(1+[.D37])+[.N37]" office:value-type="float" office:value="300049.746485298" calcext:value-type="float">
            <text:p>300049,746485298</text:p>
          </table:table-cell>
          <table:table-cell table:formula="of:=[.E37]/100" office:value-type="float" office:value="2190.14413492919" calcext:value-type="float">
            <text:p>2190,14413492919</text:p>
          </table:table-cell>
          <table:table-cell table:formula="of:=[.G37]+[.O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8]+[.I39]" office:value-type="float" office:value="109" calcext:value-type="float">
            <text:p>109</text:p>
          </table:table-cell>
          <table:table-cell table:formula="of:=[.B38]+[.J39]" office:value-type="float" office:value="99" calcext:value-type="float">
            <text:p>99</text:p>
          </table:table-cell>
          <table:table-cell table:formula="of:=[.C38]+[.K39]" office:value-type="float" office:value="98" calcext:value-type="float">
            <text:p>98</text:p>
          </table:table-cell>
          <table:table-cell table:formula="of:=[.D38]+[.L39]" office:value-type="float" office:value="0.37" calcext:value-type="float">
            <text:p>0,37</text:p>
          </table:table-cell>
          <table:table-cell table:formula="of:=[.E38]*(1+[.D38])+[.N38]" office:value-type="float" office:value="411068.152684859" calcext:value-type="float">
            <text:p>411068,152684859</text:p>
          </table:table-cell>
          <table:table-cell table:formula="of:=[.E38]/100" office:value-type="float" office:value="3000.49746485298" calcext:value-type="float">
            <text:p>3000,49746485298</text:p>
          </table:table-cell>
          <table:table-cell table:formula="of:=[.G38]+[.O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9]+[.I40]" office:value-type="float" office:value="109" calcext:value-type="float">
            <text:p>109</text:p>
          </table:table-cell>
          <table:table-cell table:formula="of:=[.B39]+[.J40]" office:value-type="float" office:value="99" calcext:value-type="float">
            <text:p>99</text:p>
          </table:table-cell>
          <table:table-cell table:formula="of:=[.C39]+[.K40]" office:value-type="float" office:value="98" calcext:value-type="float">
            <text:p>98</text:p>
          </table:table-cell>
          <table:table-cell table:formula="of:=[.D39]+[.L40]" office:value-type="float" office:value="0.37" calcext:value-type="float">
            <text:p>0,37</text:p>
          </table:table-cell>
          <table:table-cell table:formula="of:=[.E39]*(1+[.D39])+[.N39]" office:value-type="float" office:value="563163.369178257" calcext:value-type="float">
            <text:p>563163,369178257</text:p>
          </table:table-cell>
          <table:table-cell table:formula="of:=[.E39]/100" office:value-type="float" office:value="4110.68152684859" calcext:value-type="float">
            <text:p>4110,68152684859</text:p>
          </table:table-cell>
          <table:table-cell table:formula="of:=[.G39]+[.O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0]+[.I41]" office:value-type="float" office:value="109" calcext:value-type="float">
            <text:p>109</text:p>
          </table:table-cell>
          <table:table-cell table:formula="of:=[.B40]+[.J41]" office:value-type="float" office:value="99" calcext:value-type="float">
            <text:p>99</text:p>
          </table:table-cell>
          <table:table-cell table:formula="of:=[.C40]+[.K41]" office:value-type="float" office:value="98" calcext:value-type="float">
            <text:p>98</text:p>
          </table:table-cell>
          <table:table-cell table:formula="of:=[.D40]+[.L41]" office:value-type="float" office:value="0.37" calcext:value-type="float">
            <text:p>0,37</text:p>
          </table:table-cell>
          <table:table-cell table:formula="of:=[.E40]*(1+[.D40])+[.N40]" office:value-type="float" office:value="771533.815774212" calcext:value-type="float">
            <text:p>771533,815774212</text:p>
          </table:table-cell>
          <table:table-cell table:formula="of:=[.E40]/100" office:value-type="float" office:value="5631.63369178257" calcext:value-type="float">
            <text:p>5631,63369178257</text:p>
          </table:table-cell>
          <table:table-cell table:formula="of:=[.G40]+[.O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1]+[.I42]" office:value-type="float" office:value="109" calcext:value-type="float">
            <text:p>109</text:p>
          </table:table-cell>
          <table:table-cell table:formula="of:=[.B41]+[.J42]" office:value-type="float" office:value="99" calcext:value-type="float">
            <text:p>99</text:p>
          </table:table-cell>
          <table:table-cell table:formula="of:=[.C41]+[.K42]" office:value-type="float" office:value="98" calcext:value-type="float">
            <text:p>98</text:p>
          </table:table-cell>
          <table:table-cell table:formula="of:=[.D41]+[.L42]" office:value-type="float" office:value="0.37" calcext:value-type="float">
            <text:p>0,37</text:p>
          </table:table-cell>
          <table:table-cell table:formula="of:=[.E41]*(1+[.D41])+[.N41]" office:value-type="float" office:value="1057001.32761067" calcext:value-type="float">
            <text:p>1057001,32761067</text:p>
          </table:table-cell>
          <table:table-cell table:formula="of:=[.E41]/100" office:value-type="float" office:value="7715.33815774212" calcext:value-type="float">
            <text:p>7715,33815774212</text:p>
          </table:table-cell>
          <table:table-cell table:formula="of:=[.G41]+[.O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2]+[.I43]" office:value-type="float" office:value="109" calcext:value-type="float">
            <text:p>109</text:p>
          </table:table-cell>
          <table:table-cell table:formula="of:=[.B42]+[.J43]" office:value-type="float" office:value="99" calcext:value-type="float">
            <text:p>99</text:p>
          </table:table-cell>
          <table:table-cell table:formula="of:=[.C42]+[.K43]" office:value-type="float" office:value="98" calcext:value-type="float">
            <text:p>98</text:p>
          </table:table-cell>
          <table:table-cell table:formula="of:=[.D42]+[.L43]" office:value-type="float" office:value="0.37" calcext:value-type="float">
            <text:p>0,37</text:p>
          </table:table-cell>
          <table:table-cell table:formula="of:=[.E42]*(1+[.D42])+[.N42]" office:value-type="float" office:value="1448091.81882662" calcext:value-type="float">
            <text:p>1448091,81882662</text:p>
          </table:table-cell>
          <table:table-cell table:formula="of:=[.E42]/100" office:value-type="float" office:value="10570.0132761067" calcext:value-type="float">
            <text:p>10570,0132761067</text:p>
          </table:table-cell>
          <table:table-cell table:formula="of:=[.G42]+[.O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3]+[.I44]" office:value-type="float" office:value="109" calcext:value-type="float">
            <text:p>109</text:p>
          </table:table-cell>
          <table:table-cell table:formula="of:=[.B43]+[.J44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44]+[.I45]" office:value-type="float" office:value="109" calcext:value-type="float">
            <text:p>109</text:p>
          </table:table-cell>
          <table:table-cell table:formula="of:=[.B44]+[.J45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45]+[.I46]" office:value-type="float" office:value="109" calcext:value-type="float">
            <text:p>109</text:p>
          </table:table-cell>
          <table:table-cell table:formula="of:=[.B45]+[.J46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46]+[.I47]" office:value-type="float" office:value="109" calcext:value-type="float">
            <text:p>109</text:p>
          </table:table-cell>
          <table:table-cell table:formula="of:=[.B46]+[.J47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47]+[.I48]" office:value-type="float" office:value="109" calcext:value-type="float">
            <text:p>109</text:p>
          </table:table-cell>
          <table:table-cell table:formula="of:=[.B47]+[.J48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48]+[.I49]" office:value-type="float" office:value="109" calcext:value-type="float">
            <text:p>109</text:p>
          </table:table-cell>
          <table:table-cell table:formula="of:=[.B48]+[.J49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49]+[.I50]" office:value-type="float" office:value="109" calcext:value-type="float">
            <text:p>109</text:p>
          </table:table-cell>
          <table:table-cell table:formula="of:=[.B49]+[.J50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50]+[.I51]" office:value-type="float" office:value="109" calcext:value-type="float">
            <text:p>109</text:p>
          </table:table-cell>
          <table:table-cell table:formula="of:=[.B50]+[.J51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51]+[.I52]" office:value-type="float" office:value="109" calcext:value-type="float">
            <text:p>109</text:p>
          </table:table-cell>
          <table:table-cell table:formula="of:=[.B51]+[.J52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52]+[.I53]" office:value-type="float" office:value="109" calcext:value-type="float">
            <text:p>109</text:p>
          </table:table-cell>
          <table:table-cell table:formula="of:=[.B52]+[.J53]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formula="of:=[.A53]+[.I54]" office:value-type="float" office:value="109" calcext:value-type="float">
            <text:p>109</text:p>
          </table:table-cell>
          <table:table-cell table:formula="of:=[.B53]+[.J54]" office:value-type="float" office:value="99" calcext:value-type="float">
            <text:p>9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2:08:51.787024373</meta:creation-date>
    <dc:date>2020-03-21T17:31:01.354159170</dc:date>
    <meta:editing-duration>PT4H19M39S</meta:editing-duration>
    <meta:editing-cycles>1</meta:editing-cycles>
    <meta:document-statistic meta:table-count="1" meta:cell-count="356" meta:object-count="0"/>
    <meta:generator>LibreOffice/6.3.5.2$Linux_X86_64 LibreOffice_project/30$Build-2</meta:generator>
  </office:meta>
</office:document-meta>
</file>